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5cm" draw:marker-start-width="0.275cm" draw:marker-end="Square_20_45" draw:marker-end-width="0.375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fo:min-height="0.15cm"/>
    </style:style>
    <style:style style:name="gr3" style:family="graphic" style:parent-style-name="standard">
      <style:graphic-properties svg:stroke-width="0.05cm" svg:stroke-color="#000000" draw:marker-start-width="0.275cm" draw:marker-end-width="0.275cm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family="Calibri" style:font-family-generic="swiss" style:font-pitch="variable" fo:font-weight="bold" style:font-weight-asian="bold" style:font-weight-complex="bold"/>
    </style:style>
    <style:style style:name="P3" style:family="paragraph">
      <style:text-properties fo:font-family="Calibri" style:font-family-generic="swiss" style:font-pitch="variable" fo:font-weight="normal" style:font-weight-asian="normal" style:font-weight-complex="normal"/>
    </style:style>
    <style:style style:name="P4" style:family="paragraph">
      <style:paragraph-properties fo:text-align="center"/>
      <style:text-properties fo:font-family="Calibri" style:font-family-generic="swiss" style:font-pitch="variable" fo:font-size="16pt" style:font-size-asian="16pt" style:font-size-complex="16pt"/>
    </style:style>
    <style:style style:name="T1" style:family="text">
      <style:text-properties fo:font-family="Calibri" style:font-family-generic="swiss" style:font-pitch="variable" fo:font-weight="bold" style:font-weight-asian="bold" style:font-weight-complex="bold"/>
    </style:style>
    <style:style style:name="T2" style:family="text">
      <style:text-properties fo:font-family="Calibri" style:font-family-generic="swiss" style:font-pitch="variable" fo:font-weight="normal" style:font-weight-asian="normal" style:font-weight-complex="normal"/>
    </style:style>
    <style:style style:name="T3" style:family="text">
      <style:text-properties fo:font-family="Calibri" style:font-family-generic="swiss" style:font-pitch="variable" fo:font-size="18pt" style:font-size-asian="18pt" style:font-size-complex="18pt"/>
    </style:style>
    <style:style style:name="T4" style:family="text">
      <style:text-properties fo:font-family="Calibri" style:font-family-generic="swiss" style:font-pitch="variable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onnector draw:style-name="gr1" draw:text-style-name="P1" draw:layer="layout" draw:type="line" svg:x1="9.1cm" svg:y1="4.1cm" svg:x2="9.1cm" svg:y2="1.1cm" draw:start-shape="id1" draw:start-glue-point="0" draw:end-shape="id2" draw:end-glue-point="2" svg:d="m9100 4100v-3000">
          <text:p/>
        </draw:connector>
        <draw:frame draw:style-name="gr2" draw:text-style-name="P2" draw:layer="layout" svg:width="0.8cm" svg:height="1.026cm" svg:x="9.1cm" svg:y="3.2cm">
          <draw:text-box>
            <text:p><text:span text:style-name="T1">*</text:span></text:p>
          </draw:text-box>
        </draw:frame>
        <draw:frame draw:style-name="gr2" draw:text-style-name="P3" draw:layer="layout" svg:width="0.8cm" svg:height="1.026cm" svg:x="9.1cm" svg:y="1.3cm">
          <draw:text-box>
            <text:p><text:span text:style-name="T2">1</text:span></text:p>
          </draw:text-box>
        </draw:frame>
        <draw:connector draw:style-name="gr1" draw:text-style-name="P1" draw:layer="layout" draw:type="line" svg:x1="4.1cm" svg:y1="4.6cm" svg:x2="7.1cm" svg:y2="4.6cm" draw:start-shape="id3" draw:start-glue-point="1" draw:end-shape="id1" draw:end-glue-point="3" svg:d="m4100 4600h3000">
          <text:p/>
        </draw:connector>
        <draw:frame draw:style-name="gr2" draw:text-style-name="P2" draw:layer="layout" svg:width="0.8cm" svg:height="1.026cm" svg:x="4.1cm" svg:y="3.874cm">
          <draw:text-box>
            <text:p><text:span text:style-name="T1">*</text:span></text:p>
          </draw:text-box>
        </draw:frame>
        <draw:frame draw:style-name="gr2" draw:text-style-name="P3" draw:layer="layout" svg:width="0.8cm" svg:height="1.026cm" svg:x="6.1cm" svg:y="3.674cm">
          <draw:text-box>
            <text:p><text:span text:style-name="T2">1</text:span></text:p>
          </draw:text-box>
        </draw:frame>
        <draw:connector draw:style-name="gr1" draw:text-style-name="P1" draw:layer="layout" draw:type="line" svg:x1="9.1cm" svg:y1="8.1cm" svg:x2="9.1cm" svg:y2="5.1cm" draw:start-shape="id4" draw:start-glue-point="0" draw:end-shape="id1" draw:end-glue-point="2" svg:d="m9100 8100v-3000">
          <text:p/>
        </draw:connector>
        <draw:frame draw:style-name="gr2" draw:text-style-name="P2" draw:layer="layout" svg:width="0.8cm" svg:height="1.026cm" svg:x="9.1cm" svg:y="7.2cm">
          <draw:text-box>
            <text:p><text:span text:style-name="T1">*</text:span></text:p>
          </draw:text-box>
        </draw:frame>
        <draw:frame draw:style-name="gr2" draw:text-style-name="P3" draw:layer="layout" svg:width="0.8cm" svg:height="1.026cm" svg:x="9.1cm" svg:y="5.274cm">
          <draw:text-box>
            <text:p><text:span text:style-name="T2">1</text:span></text:p>
          </draw:text-box>
        </draw:frame>
        <draw:connector draw:style-name="gr1" draw:text-style-name="P1" draw:layer="layout" draw:type="line" svg:x1="9.1cm" svg:y1="12.1cm" svg:x2="9.1cm" svg:y2="9.1cm" draw:start-shape="id5" draw:start-glue-point="0" draw:end-shape="id4" draw:end-glue-point="2" svg:d="m9100 12100v-3000">
          <text:p/>
        </draw:connector>
        <draw:frame draw:style-name="gr2" draw:text-style-name="P2" draw:layer="layout" svg:width="0.8cm" svg:height="1.026cm" svg:x="9.1cm" svg:y="11.3cm">
          <draw:text-box>
            <text:p><text:span text:style-name="T1">*</text:span></text:p>
          </draw:text-box>
        </draw:frame>
        <draw:frame draw:style-name="gr2" draw:text-style-name="P3" draw:layer="layout" svg:width="0.8cm" svg:height="1.026cm" svg:x="9.1cm" svg:y="9.274cm">
          <draw:text-box>
            <text:p><text:span text:style-name="T2">1</text:span></text:p>
          </draw:text-box>
        </draw:frame>
        <draw:custom-shape draw:style-name="gr3" draw:text-style-name="P1" xml:id="id1" draw:id="id1" draw:layer="layout" svg:width="4cm" svg:height="1cm" svg:x="7.1cm" svg:y="4.1cm">
          <text:p text:style-name="P1"><text:span text:style-name="T3">Descrip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2" draw:id="id2" draw:layer="layout" svg:width="4cm" svg:height="1cm" svg:x="7.1cm" svg:y="0.1cm">
          <text:p text:style-name="P1"><text:span text:style-name="T3">MeS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3" draw:id="id3" draw:layer="layout" svg:width="4cm" svg:height="1cm" svg:x="0.1cm" svg:y="4.1cm">
          <text:p text:style-name="P1"><text:span text:style-name="T3">Tree Numb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4" draw:id="id4" draw:layer="layout" svg:width="4cm" svg:height="1cm" svg:x="7.1cm" svg:y="8.1cm">
          <text:p text:style-name="P1"><text:span text:style-name="T3">Concep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5" draw:id="id5" draw:layer="layout" svg:width="4cm" svg:height="1cm" svg:x="7.1cm" svg:y="12.1cm">
          <text:p text:style-name="P1"><text:span text:style-name="T3">Ter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11" draw:id="id11" draw:layer="layout" svg:width="3.6cm" svg:height="1.2cm" svg:x="0.3cm" svg:y="6.6cm">
          <text:p text:style-name="P1"><text:span text:style-name="T4">Tree Numb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7" draw:id="id7" draw:layer="layout" svg:width="3.6cm" svg:height="1.2cm" svg:x="13.1cm" svg:y="5cm">
          <text:p text:style-name="P1"><text:span text:style-name="T4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8" draw:id="id8" draw:layer="layout" svg:width="3.6cm" svg:height="1.2cm" svg:x="13.1cm" svg:y="8cm">
          <text:p text:style-name="P1"><text:span text:style-name="T4">isPreferr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6" draw:id="id6" draw:layer="layout" svg:width="3.6cm" svg:height="1.2cm" svg:x="13.1cm" svg:y="3cm">
          <text:p text:style-name="P1"><text:span text:style-name="T4">U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0" draw:id="id10" draw:layer="layout" svg:width="3.6cm" svg:height="1.2cm" svg:x="13.1cm" svg:y="13cm">
          <text:p text:style-name="P1"><text:span text:style-name="T4">isPreferr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9" draw:id="id9" draw:layer="layout" svg:width="3.6cm" svg:height="1.2cm" svg:x="13.2cm" svg:y="11cm">
          <text:p text:style-name="P1"><text:span text:style-name="T4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1.1cm" svg:y1="4.6cm" svg:x2="13.1cm" svg:y2="3.6cm" draw:start-shape="id1" draw:start-glue-point="1" draw:end-shape="id6" draw:end-glue-point="6" svg:d="m11100 4600 2000-1000">
          <text:p/>
        </draw:connector>
        <draw:connector draw:style-name="gr4" draw:text-style-name="P1" draw:layer="layout" draw:type="line" svg:x1="11.1cm" svg:y1="4.6cm" svg:x2="13.1cm" svg:y2="5.6cm" draw:start-shape="id1" draw:start-glue-point="1" draw:end-shape="id7" draw:end-glue-point="6" svg:d="m11100 4600 2000 1000">
          <text:p/>
        </draw:connector>
        <draw:connector draw:style-name="gr4" draw:text-style-name="P1" draw:layer="layout" draw:type="line" svg:x1="11.1cm" svg:y1="8.6cm" svg:x2="13.1cm" svg:y2="8.6cm" draw:start-shape="id4" draw:start-glue-point="1" draw:end-shape="id8" draw:end-glue-point="6" svg:d="m11100 8600h2000">
          <text:p/>
        </draw:connector>
        <draw:connector draw:style-name="gr4" draw:text-style-name="P1" draw:layer="layout" draw:type="line" svg:x1="11.1cm" svg:y1="12.6cm" svg:x2="13.2cm" svg:y2="11.6cm" draw:start-shape="id5" draw:start-glue-point="1" draw:end-shape="id9" draw:end-glue-point="6" svg:d="m11100 12600 2100-1000">
          <text:p/>
        </draw:connector>
        <draw:connector draw:style-name="gr4" draw:text-style-name="P1" draw:layer="layout" draw:type="line" svg:x1="11.1cm" svg:y1="12.6cm" svg:x2="13.1cm" svg:y2="13.6cm" draw:start-shape="id5" draw:start-glue-point="1" draw:end-shape="id10" draw:end-glue-point="6" svg:d="m11100 12600 2000 1000">
          <text:p/>
        </draw:connector>
        <draw:connector draw:style-name="gr4" draw:text-style-name="P1" draw:layer="layout" draw:type="line" svg:x1="2.1cm" svg:y1="5.1cm" svg:x2="2.1cm" svg:y2="6.6cm" draw:start-shape="id3" draw:start-glue-point="2" draw:end-shape="id11" svg:d="m2100 5100v1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Square_20_45" draw:display-name="Square 45" svg:viewBox="0 0 1131 1131" svg:d="m0 564 564 567 567-567-567-564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PGothic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cm" fo:page-height="14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hilipp Lucas</meta:initial-creator>
    <meta:creation-date>2012-10-12T15:30:10.49</meta:creation-date>
    <dc:date>2012-10-18T18:52:22.58</dc:date>
    <dc:creator>Philipp Lucas</dc:creator>
    <meta:editing-duration>PT5H52M59S</meta:editing-duration>
    <meta:editing-cycles>10</meta:editing-cycles>
    <meta:generator>OpenOffice.org/3.4$Win32 OpenOffice.org_project/340m1$Build-9590</meta:generator>
    <meta:document-statistic meta:object-count="29"/>
  </office:meta>
</office:document-meta>
</file>